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BeanFactoryPointcutAdvisor.setPointcut( @ Nullable Pointcut pointc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eanFactoryPointcutAdvis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eanFactoryPointcutAdvisor.getPointc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